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ergeACopi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11" table:default-cell-style-name="ce8"/>
        <table:table-column table:style-name="co2" table:number-columns-repeated="13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1" office:value-type="string" calcext:value-type="string">
            <text:p>Espèce</text:p>
          </table:table-cell>
          <table:table-cell table:style-name="ce7" table:formula="of:=30/3.14" office:value-type="float" office:value="9.55414012738853" calcext:value-type="float">
            <text:p>10</text:p>
          </table:table-cell>
          <table:table-cell table:style-name="ce9" table:formula="of:=40/3.14" office:value-type="float" office:value="12.7388535031847" calcext:value-type="float">
            <text:p>13</text:p>
          </table:table-cell>
          <table:table-cell table:style-name="ce7" table:formula="of:=50/3.14" office:value-type="float" office:value="15.9235668789809" calcext:value-type="float">
            <text:p>16</text:p>
          </table:table-cell>
          <table:table-cell table:style-name="ce9" table:formula="of:=60/3.14" office:value-type="float" office:value="19.1082802547771" calcext:value-type="float">
            <text:p>19</text:p>
          </table:table-cell>
          <table:table-cell table:style-name="ce7" table:formula="of:=70/3.14" office:value-type="float" office:value="22.2929936305732" calcext:value-type="float">
            <text:p>22</text:p>
          </table:table-cell>
          <table:table-cell table:style-name="ce9" table:formula="of:=80/3.14" office:value-type="float" office:value="25.4777070063694" calcext:value-type="float">
            <text:p>25</text:p>
          </table:table-cell>
          <table:table-cell table:style-name="ce7" table:formula="of:=90/3.14" office:value-type="float" office:value="28.6624203821656" calcext:value-type="float">
            <text:p>29</text:p>
          </table:table-cell>
          <table:table-cell table:style-name="ce9" table:formula="of:=100/3.14" office:value-type="float" office:value="31.8471337579618" calcext:value-type="float">
            <text:p>32</text:p>
          </table:table-cell>
          <table:table-cell table:style-name="ce7" table:formula="of:=110/3.14" office:value-type="float" office:value="35.031847133758" calcext:value-type="float">
            <text:p>35</text:p>
          </table:table-cell>
          <table:table-cell table:style-name="ce9" table:formula="of:=120/3.14" office:value-type="float" office:value="38.2165605095541" calcext:value-type="float">
            <text:p>38</text:p>
          </table:table-cell>
          <table:table-cell table:style-name="ce7" table:formula="of:=130/3.14" office:value-type="float" office:value="41.4012738853503" calcext:value-type="float">
            <text:p>41</text:p>
          </table:table-cell>
          <table:table-cell table:style-name="ce9" table:formula="of:=140/3.14" office:value-type="float" office:value="44.5859872611465" calcext:value-type="float">
            <text:p>45</text:p>
          </table:table-cell>
          <table:table-cell table:style-name="ce7" table:formula="of:=150/3.14" office:value-type="float" office:value="47.7707006369427" calcext:value-type="float">
            <text:p>48</text:p>
          </table:table-cell>
          <table:table-cell table:style-name="ce9" table:formula="of:=160/3.14" office:value-type="float" office:value="50.9554140127389" calcext:value-type="float">
            <text:p>51</text:p>
          </table:table-cell>
          <table:table-cell table:style-name="ce7" table:formula="of:=170/3.14" office:value-type="float" office:value="54.140127388535" calcext:value-type="float">
            <text:p>54</text:p>
          </table:table-cell>
          <table:table-cell table:style-name="ce9" table:formula="of:=180/3.14" office:value-type="float" office:value="57.3248407643312" calcext:value-type="float">
            <text:p>57</text:p>
          </table:table-cell>
          <table:table-cell table:style-name="ce7" table:formula="of:=190/3.14" office:value-type="float" office:value="60.5095541401274" calcext:value-type="float">
            <text:p>61</text:p>
          </table:table-cell>
          <table:table-cell table:style-name="ce9" table:formula="of:=200/3.14" office:value-type="float" office:value="63.6942675159236" calcext:value-type="float">
            <text:p>64</text:p>
          </table:table-cell>
          <table:table-cell table:style-name="ce7" table:formula="of:=210/3.14" office:value-type="float" office:value="66.8789808917198" calcext:value-type="float">
            <text:p>67</text:p>
          </table:table-cell>
          <table:table-cell table:style-name="ce9" table:formula="of:=220/3.14" office:value-type="float" office:value="70.0636942675159" calcext:value-type="float">
            <text:p>70</text:p>
          </table:table-cell>
          <table:table-cell table:style-name="ce7" table:formula="of:=230/3.14" office:value-type="float" office:value="73.2484076433121" calcext:value-type="float">
            <text:p>73</text:p>
          </table:table-cell>
          <table:table-cell table:style-name="ce9" table:formula="of:=240/3.14" office:value-type="float" office:value="76.4331210191083" calcext:value-type="float">
            <text:p>76</text:p>
          </table:table-cell>
          <table:table-cell table:style-name="ce7" table:formula="of:=250/3.14" office:value-type="float" office:value="79.6178343949044" calcext:value-type="float">
            <text:p>80</text:p>
          </table:table-cell>
          <table:table-cell table:style-name="ce9" office:value-type="float" office:value="260" calcext:value-type="float">
            <text:p>26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string" calcext:value-type="string">
            <text:p>Acer campest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cer platanoide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lnus glutinos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arpinus betulus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" office:value-type="string" calcext:value-type="string">
            <text:p>Castanea sativ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5" office:value-type="string" calcext:value-type="string">
            <text:p>Corylus avellan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5" office:value-type="string" calcext:value-type="string">
            <text:p>Crataegus s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raxinus exclesi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lex aquifolium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opulus nigr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runus avium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petrae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pubescen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robu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obinia pseudoacaci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alix s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ambucus nigr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orbus acupari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 calcext:value-type="string">
            <text:p>Sorbus torminali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Tillia grandifolia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/</number:text>
      <number:month number:style="long"/>
    </number:date-style>
    <number:date-style style:name="N112">
      <number:day/>
      <number:text>.</number:text>
      <number:month/>
    </number:date-style>
    <number:number-style style:name="N113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0:20:14.500295454</meta:creation-date>
    <dc:date>2024-04-05T10:47:37.479621072</dc:date>
    <meta:editing-duration>PT27M22S</meta:editing-duration>
    <meta:editing-cycles>3</meta:editing-cycles>
    <meta:generator>LibreOffice/6.0.7.3$Linux_X86_64 LibreOffice_project/00m0$Build-3</meta:generator>
    <meta:document-statistic meta:table-count="1" meta:cell-count="47" meta:object-count="0"/>
  </office:meta>
</office:document-meta>
</file>